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5763" officeooo:paragraph-rsid="00095763" style:font-size-asian="13.1000003814697pt" style:font-size-complex="15pt"/>
    </style:style>
    <style:style style:name="P2" style:family="paragraph" style:parent-style-name="Standard">
      <style:text-properties fo:font-size="20pt" officeooo:rsid="00095763" officeooo:paragraph-rsid="00095763" style:font-size-asian="20pt" style:font-size-complex="20pt"/>
    </style:style>
    <style:style style:name="P3" style:family="paragraph" style:parent-style-name="Standard">
      <style:text-properties fo:font-size="13pt" officeooo:rsid="00095763" officeooo:paragraph-rsid="00095763" style:font-size-asian="13pt" style:font-size-complex="13pt"/>
    </style:style>
    <style:style style:name="P4" style:family="paragraph" style:parent-style-name="Standard">
      <style:text-properties fo:font-size="13pt" officeooo:rsid="00095763" officeooo:paragraph-rsid="0012d96d" style:font-size-asian="13pt" style:font-size-complex="13pt"/>
    </style:style>
    <style:style style:name="P5" style:family="paragraph" style:parent-style-name="Standard">
      <style:text-properties fo:font-size="13pt" officeooo:rsid="00095763" officeooo:paragraph-rsid="00173851" style:font-size-asian="13pt" style:font-size-complex="13pt"/>
    </style:style>
    <style:style style:name="P6" style:family="paragraph" style:parent-style-name="Standard">
      <style:text-properties fo:font-size="13pt" officeooo:rsid="00095763" officeooo:paragraph-rsid="001f4e38" style:font-size-asian="13pt" style:font-size-complex="13pt"/>
    </style:style>
    <style:style style:name="P7" style:family="paragraph" style:parent-style-name="Standard">
      <style:text-properties fo:font-size="13pt" officeooo:rsid="000e726b" officeooo:paragraph-rsid="000fc2f7" style:font-size-asian="13pt" style:font-size-complex="13pt"/>
    </style:style>
    <style:style style:name="P8" style:family="paragraph" style:parent-style-name="Standard">
      <style:text-properties fo:font-size="13pt" officeooo:rsid="000e726b" officeooo:paragraph-rsid="000e9a0e" style:font-size-asian="13pt" style:font-size-complex="13pt"/>
    </style:style>
    <style:style style:name="P9" style:family="paragraph" style:parent-style-name="Standard">
      <style:text-properties fo:font-size="13pt" officeooo:rsid="000e726b" officeooo:paragraph-rsid="001f4e38" style:font-size-asian="13pt" style:font-size-complex="13pt"/>
    </style:style>
    <style:style style:name="P10" style:family="paragraph" style:parent-style-name="Standard">
      <style:text-properties fo:font-size="13pt" officeooo:rsid="000fc651" officeooo:paragraph-rsid="000fc651" style:font-size-asian="13pt" style:font-size-complex="13pt"/>
    </style:style>
    <style:style style:name="P11" style:family="paragraph" style:parent-style-name="Standard">
      <style:text-properties fo:font-size="13pt" officeooo:rsid="000b2f22" officeooo:paragraph-rsid="000e9a0e" style:font-size-asian="13pt" style:font-size-complex="13pt"/>
    </style:style>
    <style:style style:name="P12" style:family="paragraph" style:parent-style-name="Standard">
      <style:text-properties fo:font-size="12pt" officeooo:rsid="0009b395" officeooo:paragraph-rsid="0018db8e" style:font-size-asian="12pt" style:font-size-complex="12pt"/>
    </style:style>
    <style:style style:name="P13" style:family="paragraph" style:parent-style-name="Standard">
      <style:text-properties fo:font-size="13pt" officeooo:rsid="0021ba3a" officeooo:paragraph-rsid="00095763" style:font-size-asian="13pt" style:font-size-complex="13pt"/>
    </style:style>
    <style:style style:name="P14" style:family="paragraph" style:parent-style-name="Standard">
      <style:text-properties fo:font-size="13pt" officeooo:rsid="0021ba3a" officeooo:paragraph-rsid="0021ba3a" style:font-size-asian="13pt" style:font-size-complex="13pt"/>
    </style:style>
    <style:style style:name="P15" style:family="paragraph" style:parent-style-name="Standard">
      <style:text-properties fo:font-size="13pt" officeooo:rsid="00095763" officeooo:paragraph-rsid="00095763" style:font-size-asian="13pt" style:font-size-complex="13pt"/>
    </style:style>
    <style:style style:name="P16" style:family="paragraph" style:parent-style-name="Standard">
      <style:text-properties fo:font-size="13pt" officeooo:rsid="000e726b" officeooo:paragraph-rsid="000e9a0e" style:font-size-asian="13pt" style:font-size-complex="13pt"/>
    </style:style>
    <style:style style:name="P17" style:family="paragraph" style:parent-style-name="Standard">
      <style:text-properties fo:font-size="13pt" officeooo:rsid="000e726b" officeooo:paragraph-rsid="00173851" style:font-size-asian="13pt" style:font-size-complex="13pt"/>
    </style:style>
    <style:style style:name="P18" style:family="paragraph" style:parent-style-name="Standard" style:list-style-name="L1">
      <style:text-properties officeooo:paragraph-rsid="0024ca15"/>
    </style:style>
    <style:style style:name="P19" style:family="paragraph" style:parent-style-name="Standard" style:list-style-name="L1">
      <style:text-properties officeooo:rsid="00267a00" officeooo:paragraph-rsid="00267a00"/>
    </style:style>
    <style:style style:name="T1" style:family="text">
      <style:text-properties officeooo:rsid="000fc651"/>
    </style:style>
    <style:style style:name="T2" style:family="text">
      <style:text-properties officeooo:rsid="00113284"/>
    </style:style>
    <style:style style:name="T3" style:family="text">
      <style:text-properties officeooo:rsid="0012d96d"/>
    </style:style>
    <style:style style:name="T4" style:family="text">
      <style:text-properties style:text-position="sub 58%" officeooo:rsid="00113284"/>
    </style:style>
    <style:style style:name="T5" style:family="text">
      <style:text-properties style:text-position="sub 58%" fo:font-size="13pt" officeooo:rsid="00113284" style:font-size-asian="13pt" style:font-size-complex="13pt"/>
    </style:style>
    <style:style style:name="T6" style:family="text">
      <style:text-properties officeooo:rsid="00173851"/>
    </style:style>
    <style:style style:name="T7" style:family="text">
      <style:text-properties officeooo:rsid="0018db8e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e726b" style:font-size-asian="13pt" style:font-size-complex="13pt"/>
    </style:style>
    <style:style style:name="T10" style:family="text">
      <style:text-properties fo:font-size="13pt" officeooo:rsid="0024ca15" style:font-size-asian="13pt" style:font-size-complex="13pt"/>
    </style:style>
    <style:style style:name="T11" style:family="text">
      <style:text-properties fo:font-size="13pt" officeooo:rsid="00113284" style:font-size-asian="13pt" style:font-size-complex="13pt"/>
    </style:style>
    <style:style style:name="T12" style:family="text">
      <style:text-properties officeooo:rsid="000e726b"/>
    </style:style>
    <style:style style:name="T13" style:family="text">
      <style:text-properties officeooo:rsid="002283d8"/>
    </style:style>
    <style:style style:name="T14" style:family="text">
      <style:text-properties style:text-position="super 58%" fo:font-size="13pt" style:font-size-asian="13pt" style:font-size-complex="13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laboratorium <text:span text:style-name="T2">4</text:span></text:p>
      <text:p text:style-name="P1">Szymon Furmańczyk 209320</text:p>
      <text:p text:style-name="P3"/>
      <text:p text:style-name="P12"><text:span text:style-name="T7">Dla 1 oraz 2 t</text:span>esty zostały przeprowadzone dla liczb generowanych losowo z zakresu <text:s/>od 0 do 1000<text:span text:style-name="T6">0</text:span>. <text:span text:style-name="T7">Dla 3 oraz 4 zostały spreparowane dane (posortowana tablica od 0 do 10000).</text:span></text:p>
      <text:p text:style-name="P12">Polegały <text:span text:style-name="T7">one</text:span> na <text:s/><text:span text:style-name="T2">użyciu sortowania szybkiego do posortowania</text:span> n elementów <text:span text:style-name="T2">tablicy</text:span>.<text:span text:style-name="T7"> s</text:span>erie <text:span text:style-name="T2">sortowań</text:span> były powtarzane <text:span text:style-name="T6">4 </text:span>razy co 10<text:span text:style-name="T6">0</text:span> elementów aż do osiągnięcia zadanej liczby danych, w tym przypadku 10000. <text:s/></text:p>
      <text:p text:style-name="P13"/>
      <text:p text:style-name="P14">Implementacja quicksorta w optymistycznym przypadku powinna osiągać złożoność obliczeniową <text:span text:style-name="T12">O(nlog</text:span><text:span text:style-name="T4">2</text:span><text:span text:style-name="T2">(n)). </text:span>Prakt<text:span text:style-name="T13">ycznie ten czas jest osiągalny tylko wtedy gdy podczas wszystkich podziałów dzieli się równo na 2 części. Optymalizacja wyboru pivota polegała na porównaniu trzech wartości środkowych i wybrania środkowej z nich.</text:span></text:p>
      <text:p text:style-name="P3"/>
      <text:p text:style-name="P3"/>
      <text:p text:style-name="P4"><text:span text:style-name="T1">(1)</text:span>Wykres zależności czasu wykonania operacji dla <text:span text:style-name="T2">pivota wybranego jako wartość ze środka tablicy{(lewy koniec + prawy koniec)/2}</text:span>:</text:p>
      <text:p text:style-name="P8"><draw:frame draw:style-name="fr1" draw:name="Obiekt1" text:anchor-type="paragraph" svg:x="0.476cm" svg:y="0.143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(2)</text:span>Wykres zależności czasu wykonania operacji dla <text:span text:style-name="T3">pivota wybranego jako</text:span> <text:span text:style-name="T3">środkowego z </text:span><text:soft-page-break/><text:span text:style-name="T3">trzech wartości środkowych tablicy{tab[śr-1],tab[śr],tab[śr+1]}</text:span>:</text:p>
      <text:p text:style-name="P7"><draw:frame draw:style-name="fr1" draw:name="Obiekt3" text:anchor-type="paragraph" svg:x="-0.004cm" svg:y="0.406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1"/>
      <text:p text:style-name="P11"/>
      <text:p text:style-name="P5"><text:span text:style-name="T1">(3)</text:span>Wykres zależności czasu wykonania operacji dla <text:span text:style-name="T2">pivota wybranego jako wartość ze środka tablicy{(lewy koniec + prawy koniec)/2}(spreparowane dane)</text:span>:</text:p>
      <text:p text:style-name="P17"><draw:frame draw:style-name="fr1" draw:name="Obiekt4" text:anchor-type="paragraph" svg:x="0.746cm" svg:y="0.386cm" svg:width="15.991cm" svg:height="9.00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7"/>
      <text:p text:style-name="P17"/>
      <text:p text:style-name="P17"/>
      <text:p text:style-name="P17"/>
      <text:p text:style-name="P6"><text:span text:style-name="T1">(3)</text:span>Wykres zależności czasu wykonania operacji dla <text:span text:style-name="T3">pivota wybranego jako</text:span> <text:span text:style-name="T3">środkowego z </text:span><text:soft-page-break/><text:span text:style-name="T3">trzech wartości środkowych tablicy{tab[śr-1],tab[śr],tab[śr+1]} (spreparowane dane)</text:span>:</text:p>
      <text:p text:style-name="P9"><draw:frame draw:style-name="fr1" draw:name="Obiekt2" text:anchor-type="paragraph" svg:x="0.069cm" svg:y="0.055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/>
      <text:p text:style-name="P10">Wnioski:</text:p>
      <text:list xml:id="list5138307370620494874" text:style-name="L1">
        <text:list-item>
          <text:p text:style-name="P18"><text:span text:style-name="T10">Optymalizacja wyboru pivota przyniosła oczekiwane skutki. Czasy obliczeń zostały nieznacznie zmniejszone.</text:span></text:p>
        </text:list-item>
        <text:list-item>
          <text:p text:style-name="P19"><text:span text:style-name="T10">P</text:span><text:span text:style-name="T8">raktyczna złożoność obliczeniowa zawiera się między </text:span><text:span text:style-name="T9">O(nlog</text:span><text:span text:style-name="T5">2</text:span><text:span text:style-name="T11">(n)) ,</text:span><text:span text:style-name="T8">a <text:s/></text:span><text:span text:style-name="T9">O(n</text:span><text:span text:style-name="T14">2</text:span><text:span text:style-name="T11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7:33:03.617298852</meta:creation-date>
    <dc:date>2015-04-16T05:42:23.308066650</dc:date>
    <meta:editing-duration>PT2H49M42S</meta:editing-duration>
    <meta:editing-cycles>25</meta:editing-cycles>
    <meta:generator>LibreOffice/4.2.7.2$Linux_X86_64 LibreOffice_project/420m0$Build-2</meta:generator>
    <meta:document-statistic meta:table-count="0" meta:image-count="0" meta:object-count="4" meta:page-count="3" meta:paragraph-count="12" meta:word-count="197" meta:character-count="1536" meta:non-whitespace-character-count="13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7.66cm">
          <chartooo:coordinate-region svg:x="2.877cm" svg:y="0.378cm" svg:width="12.802cm" svg:height="6.407cm"/>
          <chart:axis chart:dimension="x" chart:name="primary-x" chart:style-name="ch3" chartooo:axis-type="auto">
            <chartooo:date-scale/>
            <chart:title svg:x="7.547cm" svg:y="8.018cm" chart:style-name="ch4">
              <text:p>Ilość danych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4.807cm" chart:style-name="ch6">
              <text:p>Czas w ns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 svg:x="2.782cm" svg:y="2.126cm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e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2598">
                <text:p>12598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16885">
                <text:p>16885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25066">
                <text:p>2506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6905">
                <text:p>2690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35947">
                <text:p>35947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38782">
                <text:p>38782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43827">
                <text:p>43827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59235">
                <text:p>59235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66318">
                <text:p>66318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74985">
                <text:p>74985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82322">
                <text:p>82322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89006">
                <text:p>89006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93361">
                <text:p>93361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04984">
                <text:p>104984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113159">
                <text:p>113159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129073">
                <text:p>129073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136514">
                <text:p>136514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153300">
                <text:p>153300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161219">
                <text:p>161219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192380">
                <text:p>192380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202857">
                <text:p>202857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216180">
                <text:p>216180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242007">
                <text:p>242007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257379">
                <text:p>257379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262786">
                <text:p>262786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305359">
                <text:p>305359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313435">
                <text:p>313435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291097">
                <text:p>291097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368890">
                <text:p>368890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368511">
                <text:p>368511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403664">
                <text:p>403664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432450">
                <text:p>432450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464930">
                <text:p>464930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478645">
                <text:p>478645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514543">
                <text:p>514543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513570">
                <text:p>513570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589779">
                <text:p>589779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614881">
                <text:p>614881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652844">
                <text:p>652844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695501">
                <text:p>695501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734560">
                <text:p>734560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754325">
                <text:p>754325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793868">
                <text:p>793868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823771">
                <text:p>823771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886719">
                <text:p>886719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935003">
                <text:p>935003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978926">
                <text:p>978926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1005946">
                <text:p>1005946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1085523">
                <text:p>1085523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1125656">
                <text:p>1125656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1191114">
                <text:p>1191114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1260982">
                <text:p>1260982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1255643">
                <text:p>1255643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1256705">
                <text:p>1256705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1114455">
                <text:p>1114455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1229615">
                <text:p>1229615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1420135">
                <text:p>1420135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1483749">
                <text:p>1483749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1616009">
                <text:p>1616009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1727185">
                <text:p>1727185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1752090">
                <text:p>1752090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1812702">
                <text:p>1812702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1942031">
                <text:p>1942031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1998490">
                <text:p>1998490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2044448">
                <text:p>2044448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2157950">
                <text:p>2157950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2362531">
                <text:p>2362531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2409833">
                <text:p>2409833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2601400">
                <text:p>2601400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2669904">
                <text:p>2669904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2715614">
                <text:p>2715614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2928553">
                <text:p>2928553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3000751">
                <text:p>3000751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3014603">
                <text:p>3014603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3154029">
                <text:p>3154029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3314555">
                <text:p>3314555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3406575">
                <text:p>3406575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3480949">
                <text:p>3480949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3666682">
                <text:p>3666682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3762187">
                <text:p>3762187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3312910">
                <text:p>3312910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3784356">
                <text:p>3784356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4111162">
                <text:p>4111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7.66cm">
          <chartooo:coordinate-region svg:x="2.877cm" svg:y="0.378cm" svg:width="12.802cm" svg:height="6.407cm"/>
          <chart:axis chart:dimension="x" chart:name="primary-x" chart:style-name="ch3" chartooo:axis-type="auto">
            <chartooo:date-scale/>
            <chart:title svg:x="7.547cm" svg:y="8.018cm" chart:style-name="ch4">
              <text:p>ilość danych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4.807cm" chart:style-name="ch6">
              <text:p>Czas w ns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e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1842">
                <text:p>11842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3214">
                <text:p>13214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12606">
                <text:p>12606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19256">
                <text:p>19256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5386">
                <text:p>25386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571">
                <text:p>31571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34828">
                <text:p>34828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44564">
                <text:p>44564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45997">
                <text:p>45997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62432">
                <text:p>62432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60022">
                <text:p>60022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77045">
                <text:p>77045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74453">
                <text:p>74453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92060">
                <text:p>92060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01325">
                <text:p>101325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96730">
                <text:p>96730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120717">
                <text:p>120717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121958">
                <text:p>121958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133516">
                <text:p>133516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147792">
                <text:p>147792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154123">
                <text:p>154123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162010">
                <text:p>162010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175106">
                <text:p>175106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195588">
                <text:p>195588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195706">
                <text:p>195706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226607">
                <text:p>226607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229694">
                <text:p>229694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255333">
                <text:p>255333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260965">
                <text:p>260965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283511">
                <text:p>283511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294424">
                <text:p>294424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320300">
                <text:p>320300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347681">
                <text:p>347681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349037">
                <text:p>349037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397041">
                <text:p>397041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396388">
                <text:p>396388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418718">
                <text:p>418718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401706">
                <text:p>401706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460343">
                <text:p>460343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467562">
                <text:p>467562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491618">
                <text:p>491618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556822">
                <text:p>556822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558895">
                <text:p>558895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595905">
                <text:p>595905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616328">
                <text:p>616328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615954">
                <text:p>615954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693307">
                <text:p>693307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707506">
                <text:p>707506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764786">
                <text:p>764786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774853">
                <text:p>774853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792612">
                <text:p>792612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827836">
                <text:p>827836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886553">
                <text:p>886553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888916">
                <text:p>888916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924892">
                <text:p>924892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968700">
                <text:p>968700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1015636">
                <text:p>1015636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1012007">
                <text:p>1012007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1075416">
                <text:p>1075416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1065933">
                <text:p>1065933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1127775">
                <text:p>1127775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1231759">
                <text:p>1231759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1266157">
                <text:p>1266157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1300883">
                <text:p>1300883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1341556">
                <text:p>1341556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1401595">
                <text:p>1401595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1425459">
                <text:p>1425459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1460954">
                <text:p>1460954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1580127">
                <text:p>1580127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1585745">
                <text:p>1585745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1685395">
                <text:p>1685395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1759953">
                <text:p>1759953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1834606">
                <text:p>1834606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1885900">
                <text:p>1885900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1947128">
                <text:p>1947128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2061348">
                <text:p>2061348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2048742">
                <text:p>2048742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2179743">
                <text:p>2179743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2097410">
                <text:p>2097410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2242632">
                <text:p>2242632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2270005">
                <text:p>2270005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2258876">
                <text:p>2258876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2373923">
                <text:p>2373923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2403568">
                <text:p>2403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7.66cm">
          <chartooo:coordinate-region svg:x="2.877cm" svg:y="0.378cm" svg:width="12.802cm" svg:height="6.407cm"/>
          <chart:axis chart:dimension="x" chart:name="primary-x" chart:style-name="ch3" chartooo:axis-type="auto">
            <chartooo:date-scale/>
            <chart:title svg:x="7.547cm" svg:y="8.018cm" chart:style-name="ch4">
              <text:p>Ilość danych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4.807cm" chart:style-name="ch6">
              <text:p>Czas w ns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e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4216">
                <text:p>14216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14896">
                <text:p>14896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19434">
                <text:p>19434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24788">
                <text:p>24788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24265">
                <text:p>24265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32989">
                <text:p>32989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305">
                <text:p>40305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38676">
                <text:p>38676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45512">
                <text:p>45512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54260">
                <text:p>54260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64806">
                <text:p>64806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65134">
                <text:p>65134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84701">
                <text:p>84701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100151">
                <text:p>100151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110081">
                <text:p>110081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127284">
                <text:p>127284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23718">
                <text:p>123718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129567">
                <text:p>129567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142763">
                <text:p>142763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179292">
                <text:p>179292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180691">
                <text:p>180691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203371">
                <text:p>203371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228484">
                <text:p>228484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250048">
                <text:p>250048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270689">
                <text:p>270689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264613">
                <text:p>264613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272899">
                <text:p>272899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307061">
                <text:p>307061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362497">
                <text:p>362497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382212">
                <text:p>382212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374799">
                <text:p>374799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426824">
                <text:p>426824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454795">
                <text:p>454795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496197">
                <text:p>496197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480493">
                <text:p>480493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539852">
                <text:p>539852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578746">
                <text:p>578746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593211">
                <text:p>593211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643546">
                <text:p>643546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628596">
                <text:p>628596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548897">
                <text:p>548897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562620">
                <text:p>562620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671334">
                <text:p>671334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625888">
                <text:p>625888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712624">
                <text:p>712624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656232">
                <text:p>656232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587375">
                <text:p>587375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629807">
                <text:p>629807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743351">
                <text:p>743351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777088">
                <text:p>777088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713905">
                <text:p>713905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814902">
                <text:p>814902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890914">
                <text:p>890914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984598">
                <text:p>984598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905713">
                <text:p>905713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931073">
                <text:p>931073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969527">
                <text:p>969527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1159733">
                <text:p>1159733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1348828">
                <text:p>1348828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1428678">
                <text:p>1428678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1583498">
                <text:p>1583498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1621703">
                <text:p>1621703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1719181">
                <text:p>1719181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1672573">
                <text:p>1672573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1859591">
                <text:p>1859591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1960845">
                <text:p>1960845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2003886">
                <text:p>2003886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2074138">
                <text:p>2074138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2175304">
                <text:p>2175304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2231334">
                <text:p>2231334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2294974">
                <text:p>2294974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2387505">
                <text:p>2387505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2511081">
                <text:p>2511081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2662574">
                <text:p>2662574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2689963">
                <text:p>2689963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2900531">
                <text:p>2900531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2861132">
                <text:p>2861132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3018441">
                <text:p>3018441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3149492">
                <text:p>3149492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3193052">
                <text:p>3193052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3422338">
                <text:p>3422338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3655119">
                <text:p>3655119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3538418">
                <text:p>3538418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3432037">
                <text:p>3432037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3840769">
                <text:p>3840769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4106470">
                <text:p>41064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bar" chart:style-name="ch1">
        <chart:plot-area chart:style-name="ch2" chart:data-source-has-labels="both" svg:x="1.33cm" svg:y="0.18cm" svg:width="14.342cm" svg:height="7.665cm">
          <chartooo:coordinate-region svg:x="2.877cm" svg:y="0.379cm" svg:width="12.795cm" svg:height="6.411cm"/>
          <chart:axis chart:dimension="x" chart:name="primary-x" chart:style-name="ch3" chartooo:axis-type="auto">
            <chartooo:date-scale/>
            <chart:title svg:x="7.544cm" svg:y="8.025cm" chart:style-name="ch4">
              <text:p>Ilość danych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4.81cm" chart:style-name="ch6">
              <text:p>Czas w ns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e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9523">
                <text:p>9523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2553">
                <text:p>12553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18468">
                <text:p>18468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3620">
                <text:p>33620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32618">
                <text:p>32618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42716">
                <text:p>42716</text:p>
              </table:table-cell>
            </table:table-row>
            <table:table-row>
              <table:table-cell office:value-type="float" office:value="2301">
                <text:p>2300</text:p>
              </table:table-cell>
              <table:table-cell office:value-type="float" office:value="46466">
                <text:p>46466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54121">
                <text:p>54121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69116">
                <text:p>69116</text:p>
              </table:table-cell>
            </table:table-row>
            <table:table-row>
              <table:table-cell office:value-type="float" office:value="2701">
                <text:p>2700</text:p>
              </table:table-cell>
              <table:table-cell office:value-type="float" office:value="77912">
                <text:p>77912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77029">
                <text:p>77029</text:p>
              </table:table-cell>
            </table:table-row>
            <table:table-row>
              <table:table-cell office:value-type="float" office:value="2901">
                <text:p>2900</text:p>
              </table:table-cell>
              <table:table-cell office:value-type="float" office:value="88521">
                <text:p>88521</text:p>
              </table:table-cell>
            </table:table-row>
            <table:table-row>
              <table:table-cell office:value-type="float" office:value="3001">
                <text:p>3000</text:p>
              </table:table-cell>
              <table:table-cell office:value-type="float" office:value="101459">
                <text:p>101459</text:p>
              </table:table-cell>
            </table:table-row>
            <table:table-row>
              <table:table-cell office:value-type="float" office:value="3101">
                <text:p>3100</text:p>
              </table:table-cell>
              <table:table-cell office:value-type="float" office:value="100196">
                <text:p>100196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107835">
                <text:p>107835</text:p>
              </table:table-cell>
            </table:table-row>
            <table:table-row>
              <table:table-cell office:value-type="float" office:value="3301">
                <text:p>3300</text:p>
              </table:table-cell>
              <table:table-cell office:value-type="float" office:value="118313">
                <text:p>118313</text:p>
              </table:table-cell>
            </table:table-row>
            <table:table-row>
              <table:table-cell office:value-type="float" office:value="3401">
                <text:p>3400</text:p>
              </table:table-cell>
              <table:table-cell office:value-type="float" office:value="133848">
                <text:p>133848</text:p>
              </table:table-cell>
            </table:table-row>
            <table:table-row>
              <table:table-cell office:value-type="float" office:value="3501">
                <text:p>3500</text:p>
              </table:table-cell>
              <table:table-cell office:value-type="float" office:value="145901">
                <text:p>145901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166719">
                <text:p>166719</text:p>
              </table:table-cell>
            </table:table-row>
            <table:table-row>
              <table:table-cell office:value-type="float" office:value="3701">
                <text:p>3700</text:p>
              </table:table-cell>
              <table:table-cell office:value-type="float" office:value="165078">
                <text:p>165078</text:p>
              </table:table-cell>
            </table:table-row>
            <table:table-row>
              <table:table-cell office:value-type="float" office:value="3801">
                <text:p>3800</text:p>
              </table:table-cell>
              <table:table-cell office:value-type="float" office:value="190576">
                <text:p>190576</text:p>
              </table:table-cell>
            </table:table-row>
            <table:table-row>
              <table:table-cell office:value-type="float" office:value="3901">
                <text:p>3900</text:p>
              </table:table-cell>
              <table:table-cell office:value-type="float" office:value="205220">
                <text:p>205220</text:p>
              </table:table-cell>
            </table:table-row>
            <table:table-row>
              <table:table-cell office:value-type="float" office:value="4001">
                <text:p>4000</text:p>
              </table:table-cell>
              <table:table-cell office:value-type="float" office:value="186671">
                <text:p>186671</text:p>
              </table:table-cell>
            </table:table-row>
            <table:table-row>
              <table:table-cell office:value-type="float" office:value="4101">
                <text:p>4100</text:p>
              </table:table-cell>
              <table:table-cell office:value-type="float" office:value="204523">
                <text:p>204523</text:p>
              </table:table-cell>
            </table:table-row>
            <table:table-row>
              <table:table-cell office:value-type="float" office:value="4201">
                <text:p>4200</text:p>
              </table:table-cell>
              <table:table-cell office:value-type="float" office:value="237412">
                <text:p>237412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241499">
                <text:p>241499</text:p>
              </table:table-cell>
            </table:table-row>
            <table:table-row>
              <table:table-cell office:value-type="float" office:value="4401">
                <text:p>4400</text:p>
              </table:table-cell>
              <table:table-cell office:value-type="float" office:value="275571">
                <text:p>275571</text:p>
              </table:table-cell>
            </table:table-row>
            <table:table-row>
              <table:table-cell office:value-type="float" office:value="4501">
                <text:p>4500</text:p>
              </table:table-cell>
              <table:table-cell office:value-type="float" office:value="290974">
                <text:p>290974</text:p>
              </table:table-cell>
            </table:table-row>
            <table:table-row>
              <table:table-cell office:value-type="float" office:value="4601">
                <text:p>4600</text:p>
              </table:table-cell>
              <table:table-cell office:value-type="float" office:value="269302">
                <text:p>269302</text:p>
              </table:table-cell>
            </table:table-row>
            <table:table-row>
              <table:table-cell office:value-type="float" office:value="4701">
                <text:p>4700</text:p>
              </table:table-cell>
              <table:table-cell office:value-type="float" office:value="305412">
                <text:p>305412</text:p>
              </table:table-cell>
            </table:table-row>
            <table:table-row>
              <table:table-cell office:value-type="float" office:value="4801">
                <text:p>4800</text:p>
              </table:table-cell>
              <table:table-cell office:value-type="float" office:value="348948">
                <text:p>348948</text:p>
              </table:table-cell>
            </table:table-row>
            <table:table-row>
              <table:table-cell office:value-type="float" office:value="4901">
                <text:p>4900</text:p>
              </table:table-cell>
              <table:table-cell office:value-type="float" office:value="351991">
                <text:p>351991</text:p>
              </table:table-cell>
            </table:table-row>
            <table:table-row>
              <table:table-cell office:value-type="float" office:value="5001">
                <text:p>5000</text:p>
              </table:table-cell>
              <table:table-cell office:value-type="float" office:value="371164">
                <text:p>371164</text:p>
              </table:table-cell>
            </table:table-row>
            <table:table-row>
              <table:table-cell office:value-type="float" office:value="5101">
                <text:p>5100</text:p>
              </table:table-cell>
              <table:table-cell office:value-type="float" office:value="393959">
                <text:p>393959</text:p>
              </table:table-cell>
            </table:table-row>
            <table:table-row>
              <table:table-cell office:value-type="float" office:value="5201">
                <text:p>5200</text:p>
              </table:table-cell>
              <table:table-cell office:value-type="float" office:value="408300">
                <text:p>408300</text:p>
              </table:table-cell>
            </table:table-row>
            <table:table-row>
              <table:table-cell office:value-type="float" office:value="5301">
                <text:p>5300</text:p>
              </table:table-cell>
              <table:table-cell office:value-type="float" office:value="451593">
                <text:p>451593</text:p>
              </table:table-cell>
            </table:table-row>
            <table:table-row>
              <table:table-cell office:value-type="float" office:value="5401">
                <text:p>5400</text:p>
              </table:table-cell>
              <table:table-cell office:value-type="float" office:value="453440">
                <text:p>453440</text:p>
              </table:table-cell>
            </table:table-row>
            <table:table-row>
              <table:table-cell office:value-type="float" office:value="5501">
                <text:p>5500</text:p>
              </table:table-cell>
              <table:table-cell office:value-type="float" office:value="502143">
                <text:p>502143</text:p>
              </table:table-cell>
            </table:table-row>
            <table:table-row>
              <table:table-cell office:value-type="float" office:value="5601">
                <text:p>5600</text:p>
              </table:table-cell>
              <table:table-cell office:value-type="float" office:value="497327">
                <text:p>497327</text:p>
              </table:table-cell>
            </table:table-row>
            <table:table-row>
              <table:table-cell office:value-type="float" office:value="5701">
                <text:p>5700</text:p>
              </table:table-cell>
              <table:table-cell office:value-type="float" office:value="523266">
                <text:p>523266</text:p>
              </table:table-cell>
            </table:table-row>
            <table:table-row>
              <table:table-cell office:value-type="float" office:value="5801">
                <text:p>5800</text:p>
              </table:table-cell>
              <table:table-cell office:value-type="float" office:value="542958">
                <text:p>542958</text:p>
              </table:table-cell>
            </table:table-row>
            <table:table-row>
              <table:table-cell office:value-type="float" office:value="5901">
                <text:p>5900</text:p>
              </table:table-cell>
              <table:table-cell office:value-type="float" office:value="585429">
                <text:p>585429</text:p>
              </table:table-cell>
            </table:table-row>
            <table:table-row>
              <table:table-cell office:value-type="float" office:value="6001">
                <text:p>6000</text:p>
              </table:table-cell>
              <table:table-cell office:value-type="float" office:value="464251">
                <text:p>464251</text:p>
              </table:table-cell>
            </table:table-row>
            <table:table-row>
              <table:table-cell office:value-type="float" office:value="6101">
                <text:p>6100</text:p>
              </table:table-cell>
              <table:table-cell office:value-type="float" office:value="466098">
                <text:p>466098</text:p>
              </table:table-cell>
            </table:table-row>
            <table:table-row>
              <table:table-cell office:value-type="float" office:value="6201">
                <text:p>6200</text:p>
              </table:table-cell>
              <table:table-cell office:value-type="float" office:value="539568">
                <text:p>539568</text:p>
              </table:table-cell>
            </table:table-row>
            <table:table-row>
              <table:table-cell office:value-type="float" office:value="6301">
                <text:p>6300</text:p>
              </table:table-cell>
              <table:table-cell office:value-type="float" office:value="640139">
                <text:p>640139</text:p>
              </table:table-cell>
            </table:table-row>
            <table:table-row>
              <table:table-cell office:value-type="float" office:value="6401">
                <text:p>6400</text:p>
              </table:table-cell>
              <table:table-cell office:value-type="float" office:value="700103">
                <text:p>700103</text:p>
              </table:table-cell>
            </table:table-row>
            <table:table-row>
              <table:table-cell office:value-type="float" office:value="6501">
                <text:p>6500</text:p>
              </table:table-cell>
              <table:table-cell office:value-type="float" office:value="679861">
                <text:p>679861</text:p>
              </table:table-cell>
            </table:table-row>
            <table:table-row>
              <table:table-cell office:value-type="float" office:value="6601">
                <text:p>6600</text:p>
              </table:table-cell>
              <table:table-cell office:value-type="float" office:value="733164">
                <text:p>733164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764268">
                <text:p>764268</text:p>
              </table:table-cell>
            </table:table-row>
            <table:table-row>
              <table:table-cell office:value-type="float" office:value="6801">
                <text:p>6800</text:p>
              </table:table-cell>
              <table:table-cell office:value-type="float" office:value="823353">
                <text:p>823353</text:p>
              </table:table-cell>
            </table:table-row>
            <table:table-row>
              <table:table-cell office:value-type="float" office:value="6901">
                <text:p>6900</text:p>
              </table:table-cell>
              <table:table-cell office:value-type="float" office:value="866532">
                <text:p>866532</text:p>
              </table:table-cell>
            </table:table-row>
            <table:table-row>
              <table:table-cell office:value-type="float" office:value="7001">
                <text:p>7000</text:p>
              </table:table-cell>
              <table:table-cell office:value-type="float" office:value="924878">
                <text:p>924878</text:p>
              </table:table-cell>
            </table:table-row>
            <table:table-row>
              <table:table-cell office:value-type="float" office:value="7101">
                <text:p>7100</text:p>
              </table:table-cell>
              <table:table-cell office:value-type="float" office:value="991562">
                <text:p>991562</text:p>
              </table:table-cell>
            </table:table-row>
            <table:table-row>
              <table:table-cell office:value-type="float" office:value="7201">
                <text:p>7200</text:p>
              </table:table-cell>
              <table:table-cell office:value-type="float" office:value="978854">
                <text:p>978854</text:p>
              </table:table-cell>
            </table:table-row>
            <table:table-row>
              <table:table-cell office:value-type="float" office:value="7301">
                <text:p>7300</text:p>
              </table:table-cell>
              <table:table-cell office:value-type="float" office:value="978818">
                <text:p>978818</text:p>
              </table:table-cell>
            </table:table-row>
            <table:table-row>
              <table:table-cell office:value-type="float" office:value="7401">
                <text:p>7400</text:p>
              </table:table-cell>
              <table:table-cell office:value-type="float" office:value="1076223">
                <text:p>1076223</text:p>
              </table:table-cell>
            </table:table-row>
            <table:table-row>
              <table:table-cell office:value-type="float" office:value="7501">
                <text:p>7500</text:p>
              </table:table-cell>
              <table:table-cell office:value-type="float" office:value="1129965">
                <text:p>1129965</text:p>
              </table:table-cell>
            </table:table-row>
            <table:table-row>
              <table:table-cell office:value-type="float" office:value="7601">
                <text:p>7600</text:p>
              </table:table-cell>
              <table:table-cell office:value-type="float" office:value="1134973">
                <text:p>1134973</text:p>
              </table:table-cell>
            </table:table-row>
            <table:table-row>
              <table:table-cell office:value-type="float" office:value="7701">
                <text:p>7700</text:p>
              </table:table-cell>
              <table:table-cell office:value-type="float" office:value="1154933">
                <text:p>1154933</text:p>
              </table:table-cell>
            </table:table-row>
            <table:table-row>
              <table:table-cell office:value-type="float" office:value="7801">
                <text:p>7800</text:p>
              </table:table-cell>
              <table:table-cell office:value-type="float" office:value="1255807">
                <text:p>1255807</text:p>
              </table:table-cell>
            </table:table-row>
            <table:table-row>
              <table:table-cell office:value-type="float" office:value="7901">
                <text:p>7900</text:p>
              </table:table-cell>
              <table:table-cell office:value-type="float" office:value="1232274">
                <text:p>1232274</text:p>
              </table:table-cell>
            </table:table-row>
            <table:table-row>
              <table:table-cell office:value-type="float" office:value="8001">
                <text:p>8000</text:p>
              </table:table-cell>
              <table:table-cell office:value-type="float" office:value="1278835">
                <text:p>1278835</text:p>
              </table:table-cell>
            </table:table-row>
            <table:table-row>
              <table:table-cell office:value-type="float" office:value="8101">
                <text:p>8100</text:p>
              </table:table-cell>
              <table:table-cell office:value-type="float" office:value="1395124">
                <text:p>1395124</text:p>
              </table:table-cell>
            </table:table-row>
            <table:table-row>
              <table:table-cell office:value-type="float" office:value="8201">
                <text:p>8200</text:p>
              </table:table-cell>
              <table:table-cell office:value-type="float" office:value="1419428">
                <text:p>1419428</text:p>
              </table:table-cell>
            </table:table-row>
            <table:table-row>
              <table:table-cell office:value-type="float" office:value="8301">
                <text:p>8300</text:p>
              </table:table-cell>
              <table:table-cell office:value-type="float" office:value="1485528">
                <text:p>1485528</text:p>
              </table:table-cell>
            </table:table-row>
            <table:table-row>
              <table:table-cell office:value-type="float" office:value="8401">
                <text:p>8400</text:p>
              </table:table-cell>
              <table:table-cell office:value-type="float" office:value="1523480">
                <text:p>1523480</text:p>
              </table:table-cell>
            </table:table-row>
            <table:table-row>
              <table:table-cell office:value-type="float" office:value="8501">
                <text:p>8500</text:p>
              </table:table-cell>
              <table:table-cell office:value-type="float" office:value="1537703">
                <text:p>1537703</text:p>
              </table:table-cell>
            </table:table-row>
            <table:table-row>
              <table:table-cell office:value-type="float" office:value="8601">
                <text:p>8600</text:p>
              </table:table-cell>
              <table:table-cell office:value-type="float" office:value="1678719">
                <text:p>1678719</text:p>
              </table:table-cell>
            </table:table-row>
            <table:table-row>
              <table:table-cell office:value-type="float" office:value="8701">
                <text:p>8700</text:p>
              </table:table-cell>
              <table:table-cell office:value-type="float" office:value="1660871">
                <text:p>1660871</text:p>
              </table:table-cell>
            </table:table-row>
            <table:table-row>
              <table:table-cell office:value-type="float" office:value="8801">
                <text:p>8800</text:p>
              </table:table-cell>
              <table:table-cell office:value-type="float" office:value="1759784">
                <text:p>1759784</text:p>
              </table:table-cell>
            </table:table-row>
            <table:table-row>
              <table:table-cell office:value-type="float" office:value="8901">
                <text:p>8900</text:p>
              </table:table-cell>
              <table:table-cell office:value-type="float" office:value="1855886">
                <text:p>1855886</text:p>
              </table:table-cell>
            </table:table-row>
            <table:table-row>
              <table:table-cell office:value-type="float" office:value="9001">
                <text:p>9000</text:p>
              </table:table-cell>
              <table:table-cell office:value-type="float" office:value="1985854">
                <text:p>1985854</text:p>
              </table:table-cell>
            </table:table-row>
            <table:table-row>
              <table:table-cell office:value-type="float" office:value="9101">
                <text:p>9100</text:p>
              </table:table-cell>
              <table:table-cell office:value-type="float" office:value="1996590">
                <text:p>1996590</text:p>
              </table:table-cell>
            </table:table-row>
            <table:table-row>
              <table:table-cell office:value-type="float" office:value="9201">
                <text:p>9200</text:p>
              </table:table-cell>
              <table:table-cell office:value-type="float" office:value="2065409">
                <text:p>2065409</text:p>
              </table:table-cell>
            </table:table-row>
            <table:table-row>
              <table:table-cell office:value-type="float" office:value="9301">
                <text:p>9300</text:p>
              </table:table-cell>
              <table:table-cell office:value-type="float" office:value="2120432">
                <text:p>2120432</text:p>
              </table:table-cell>
            </table:table-row>
            <table:table-row>
              <table:table-cell office:value-type="float" office:value="9401">
                <text:p>9400</text:p>
              </table:table-cell>
              <table:table-cell office:value-type="float" office:value="2228382">
                <text:p>2228382</text:p>
              </table:table-cell>
            </table:table-row>
            <table:table-row>
              <table:table-cell office:value-type="float" office:value="9501">
                <text:p>9500</text:p>
              </table:table-cell>
              <table:table-cell office:value-type="float" office:value="2187373">
                <text:p>2187373</text:p>
              </table:table-cell>
            </table:table-row>
            <table:table-row>
              <table:table-cell office:value-type="float" office:value="9601">
                <text:p>9600</text:p>
              </table:table-cell>
              <table:table-cell office:value-type="float" office:value="1920399">
                <text:p>1920399</text:p>
              </table:table-cell>
            </table:table-row>
            <table:table-row>
              <table:table-cell office:value-type="float" office:value="9701">
                <text:p>9700</text:p>
              </table:table-cell>
              <table:table-cell office:value-type="float" office:value="2097845">
                <text:p>2097845</text:p>
              </table:table-cell>
            </table:table-row>
            <table:table-row>
              <table:table-cell office:value-type="float" office:value="9801">
                <text:p>9800</text:p>
              </table:table-cell>
              <table:table-cell office:value-type="float" office:value="2332662">
                <text:p>2332662</text:p>
              </table:table-cell>
            </table:table-row>
            <table:table-row>
              <table:table-cell office:value-type="float" office:value="9901">
                <text:p>9900</text:p>
              </table:table-cell>
              <table:table-cell office:value-type="float" office:value="2501178">
                <text:p>2501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